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3.467cm"/>
    </style:style>
    <style:style style:name="Column2" style:family="table-column">
      <style:table-column-properties style:column-width="3.016cm"/>
    </style:style>
    <style:style style:name="Row1" style:family="table-row"/>
    <style:style style:name="Cell1" style:family="table-cell">
      <style:table-cell-properties fo:background-color="#df3034" style:vertical-align="top" fo:padding-top="0.176cm" fo:border-top="#df3034 0.035cm solid" fo:padding-bottom="0.176cm" fo:border-bottom="#df3034 0.035cm solid" fo:padding-left="0.176cm" fo:border-left="#df3034 0.035cm solid" fo:padding-right="0.176cm" fo:border-right="#df3034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df3034" style:vertical-align="top" fo:padding-top="0.176cm" fo:border-top="#df3034 0.035cm solid" fo:padding-bottom="0.176cm" fo:border-bottom="#df3034 0.035cm solid" fo:padding-left="0.176cm" fo:border-left="#df3034 0.035cm solid" fo:padding-right="0.176cm" fo:border-right="#df3034 0.035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431cm" fo:margin-left="0cm"/>
    </style:style>
    <style:style style:name="Column3" style:family="table-column">
      <style:table-column-properties style:column-width="16.431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0_1" style:family="text">
      <style:text-properties fo:color="#df3034" style:font-name="Arial" style:font-name-asian="Arial" style:font-name-complex="Arial"/>
    </style:style>
    <style:style style:name="T10_2" style:family="text">
      <style:text-properties fo:color="#df3034" style:font-name="Arial" style:font-name-asian="Arial" style:font-name-complex="Arial"/>
    </style:style>
    <style:style style:name="T10_3" style:family="text">
      <style:text-properties fo:color="#df3034" style:font-name="Arial" style:font-name-asian="Arial" style:font-name-complex="Arial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df3034" fo:font-size="16pt" style:font-size-asian="16pt" style:font-size-complex="16pt"/>
    </style:style>
    <style:style style:name="T21_2" style:family="text">
      <style:text-properties fo:color="#df3034" fo:font-size="16pt" style:font-size-asian="16pt" style:font-size-complex="16pt"/>
    </style:style>
    <style:style style:name="T21_3" style:family="text">
      <style:text-properties fo:color="#df3034" fo:font-size="16pt" style:font-size-asian="16pt" style:font-size-complex="16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Greg</text:span><text:span text:style-name="T2_2"><text:s/></text:span><text:span text:style-name="T2_3">low</text:span><text:span text:style-name="T2_4"><text:s/></text:span><text:span text:style-name="T2_5">confidence</text:span><text:span text:style-name="T2_6">,<text:s/></text:span><text:span text:style-name="T2_7">no</text:span><text:span text:style-name="T2_8"><text:s/></text:span><text:span text:style-name="T2_9">access</text:span></text:p>
            <text:p text:style-name="P3"/>
            <text:p text:style-name="P4"><text:span text:style-name="T4_1">“</text:span><text:span text:style-name="T4_2">Why</text:span><text:span text:style-name="T4_3"><text:s/></text:span><text:span text:style-name="T4_4">would</text:span><text:span text:style-name="T4_5"><text:s/></text:span><text:span text:style-name="T4_6">I</text:span><text:span text:style-name="T4_7"><text:s/></text:span><text:span text:style-name="T4_8">spend</text:span><text:span text:style-name="T4_9"><text:s/>£500<text:s/></text:span><text:span text:style-name="T4_10">on</text:span><text:span text:style-name="T4_11"><text:s/></text:span><text:span text:style-name="T4_12">a</text:span><text:span text:style-name="T4_13"><text:s/></text:span><text:span text:style-name="T4_14">computer</text:span><text:span text:style-name="T4_15"><text:s/></text:span><text:span text:style-name="T4_16">when</text:span><text:span text:style-name="T4_17"><text:s/></text:span><text:span text:style-name="T4_18">I</text:span><text:span text:style-name="T4_19"><text:s/></text:span><text:span text:style-name="T4_20">could</text:span><text:span text:style-name="T4_21"><text:s/></text:span><text:span text:style-name="T4_22">buy</text:span><text:span text:style-name="T4_23"><text:s/>10<text:s/></text:span><text:span text:style-name="T4_24">sheep</text:span><text:span text:style-name="T4_25">?”</text:span></text:p>
          </table:table-cell>
          <table:table-cell table:style-name="Cell2">
            <text:p text:style-name="P5"/>
          </table:table-cell>
        </table:table-row>
      </table:table>
      <text:p text:style-name="P6"/>
      <table:table table:style-name="Table2">
        <table:table-column table:style-name="Column3"/>
        <table:table-row table:style-name="Row2">
          <table:table-cell table:style-name="Cell3">
            <text:p text:style-name="P7"><text:span text:style-name="T7_1">Age</text:span><text:span text:style-name="T7_2">:</text:span><text:span text:style-name="T7_3"><text:s/>48</text:span></text:p>
            <text:p text:style-name="P8"><text:span text:style-name="T8_1">Job</text:span><text:span text:style-name="T8_2">:<text:s/></text:span><text:span text:style-name="T8_3">farmer</text:span></text:p>
            <text:p text:style-name="P9"><text:span text:style-name="T9_1">Digital</text:span><text:span text:style-name="T9_2"><text:s/></text:span><text:span text:style-name="T9_3">inclusion</text:span><text:span text:style-name="T9_4"><text:s/></text:span><text:span text:style-name="T9_5">scale</text:span><text:span text:style-name="T9_6">:</text:span><text:span text:style-name="T9_7"><text:s/></text:span><text:span text:style-name="T9_8">1,<text:s/></text:span><text:span text:style-name="T9_9">never</text:span><text:span text:style-name="T9_10"><text:s/></text:span><text:span text:style-name="T9_11">have</text:span><text:span text:style-name="T9_12">,<text:s/></text:span><text:span text:style-name="T9_13">never</text:span><text:span text:style-name="T9_14"><text:s/></text:span><text:span text:style-name="T9_15">will</text:span><text:span text:style-name="T9_16"><text:s/></text:span></text:p>
          </table:table-cell>
        </table:table-row>
      </table:table>
      <text:h text:style-name="P10" text:outline-level="10"><text:bookmark-start text:name="h.kki52ov0ywpu"/><text:bookmark-end text:name="h.kki52ov0ywpu"/><text:span text:style-name="T10_1">About</text:span><text:span text:style-name="T10_2"><text:s/></text:span><text:span text:style-name="T10_3">Greg</text:span></text:h>
      <text:p text:style-name="P11"><text:span text:style-name="T11_1">Greg</text:span><text:span text:style-name="T11_2"><text:s/></text:span><text:span text:style-name="T11_3">has</text:span><text:span text:style-name="T11_4"><text:s/></text:span><text:span text:style-name="T11_5">been</text:span><text:span text:style-name="T11_6"><text:s/></text:span><text:span text:style-name="T11_7">a</text:span><text:span text:style-name="T11_8"><text:s/></text:span><text:span text:style-name="T11_9">sheep</text:span><text:span text:style-name="T11_10"><text:s/></text:span><text:span text:style-name="T11_11">farmer</text:span><text:span text:style-name="T11_12"><text:s/></text:span><text:span text:style-name="T11_13">in</text:span><text:span text:style-name="T11_14"><text:s/></text:span><text:span text:style-name="T11_15">a</text:span><text:span text:style-name="T11_16"><text:s/></text:span><text:span text:style-name="T11_17">geographically</text:span><text:span text:style-name="T11_18"><text:s/></text:span><text:span text:style-name="T11_19">isolated</text:span><text:span text:style-name="T11_20"><text:s/></text:span><text:span text:style-name="T11_21">uplands</text:span><text:span text:style-name="T11_22"><text:s/></text:span><text:span text:style-name="T11_23">area</text:span><text:span text:style-name="T11_24"><text:s/></text:span><text:span text:style-name="T11_25">for</text:span><text:span text:style-name="T11_26"><text:s/>20<text:s/></text:span><text:span text:style-name="T11_27">years</text:span><text:span text:style-name="T11_28"><text:s/></text:span><text:span text:style-name="T11_29">and</text:span><text:span text:style-name="T11_30"><text:s/></text:span><text:span text:style-name="T11_31">comes</text:span><text:span text:style-name="T11_32"><text:s/></text:span><text:span text:style-name="T11_33">from</text:span><text:span text:style-name="T11_34"><text:s/></text:span><text:span text:style-name="T11_35">a</text:span><text:span text:style-name="T11_36"><text:s/></text:span><text:span text:style-name="T11_37">farming</text:span><text:span text:style-name="T11_38"><text:s/></text:span><text:span text:style-name="T11_39">background</text:span><text:span text:style-name="T11_40">.<text:s/></text:span><text:span text:style-name="T11_41">Greg</text:span><text:span text:style-name="T11_42"><text:s/></text:span><text:span text:style-name="T11_43">has</text:span><text:span text:style-name="T11_44"><text:s/></text:span><text:span text:style-name="T11_45">seen</text:span><text:span text:style-name="T11_46"><text:s/></text:span><text:span text:style-name="T11_47">a</text:span><text:span text:style-name="T11_48"><text:s/></text:span><text:span text:style-name="T11_49">lot</text:span><text:span text:style-name="T11_50"><text:s/></text:span><text:span text:style-name="T11_51">of</text:span><text:span text:style-name="T11_52"><text:s/></text:span><text:span text:style-name="T11_53">changes</text:span><text:span text:style-name="T11_54"><text:s/></text:span><text:span text:style-name="T11_55">in</text:span><text:span text:style-name="T11_56"><text:s/></text:span><text:span text:style-name="T11_57">agricultural</text:span><text:span text:style-name="T11_58"><text:s/></text:span><text:span text:style-name="T11_59">policy</text:span><text:span text:style-name="T11_60"><text:s/></text:span><text:span text:style-name="T11_61">over</text:span><text:span text:style-name="T11_62"><text:s/></text:span><text:span text:style-name="T11_63">the</text:span><text:span text:style-name="T11_64"><text:s/></text:span><text:span text:style-name="T11_65">last</text:span><text:span text:style-name="T11_66"><text:s/>10<text:s/></text:span><text:span text:style-name="T11_67">years</text:span><text:span text:style-name="T11_68"><text:s/></text:span><text:span text:style-name="T11_69">and</text:span><text:span text:style-name="T11_70"><text:s/></text:span><text:span text:style-name="T11_71">has</text:span><text:span text:style-name="T11_72"><text:s/></text:span><text:span text:style-name="T11_73">increasingly</text:span><text:span text:style-name="T11_74"><text:s/></text:span><text:span text:style-name="T11_75">become</text:span><text:span text:style-name="T11_76"><text:s/></text:span><text:span text:style-name="T11_77">more</text:span><text:span text:style-name="T11_78"><text:s/></text:span><text:span text:style-name="T11_79">dependent</text:span><text:span text:style-name="T11_80"><text:s/></text:span><text:span text:style-name="T11_81">on</text:span><text:span text:style-name="T11_82"><text:s/></text:span><text:span text:style-name="T11_83">the</text:span><text:span text:style-name="T11_84"><text:s/></text:span><text:span text:style-name="T11_85">extra</text:span><text:span text:style-name="T11_86"><text:s/></text:span><text:span text:style-name="T11_87">payments</text:span><text:span text:style-name="T11_88"><text:s/></text:span><text:span text:style-name="T11_89">he</text:span><text:span text:style-name="T11_90"><text:s/></text:span><text:span text:style-name="T11_91">gets</text:span><text:span text:style-name="T11_92"><text:s/></text:span><text:span text:style-name="T11_93">from</text:span><text:span text:style-name="T11_94"><text:s/></text:span><text:span text:style-name="T11_95">various</text:span><text:span text:style-name="T11_96"><text:s/></text:span><text:span text:style-name="T11_97">farming</text:span><text:span text:style-name="T11_98"><text:s/></text:span><text:span text:style-name="T11_99">schemes</text:span><text:span text:style-name="T11_100">,<text:s/></text:span><text:span text:style-name="T11_101">to</text:span><text:span text:style-name="T11_102"><text:s/></text:span><text:span text:style-name="T11_103">keep</text:span><text:span text:style-name="T11_104"><text:s/></text:span><text:span text:style-name="T11_105">his</text:span><text:span text:style-name="T11_106"><text:s/></text:span><text:span text:style-name="T11_107">farm</text:span><text:span text:style-name="T11_108"><text:s/></text:span><text:span text:style-name="T11_109">running</text:span><text:span text:style-name="T11_110">.</text:span></text:p>
      <text:p text:style-name="P12"/>
      <text:p text:style-name="P13"><text:span text:style-name="T13_1">Greg</text:span><text:span text:style-name="T13_2">'</text:span><text:span text:style-name="T13_3">s</text:span><text:span text:style-name="T13_4"><text:s/></text:span><text:span text:style-name="T13_5">wife</text:span><text:span text:style-name="T13_6">,<text:s/></text:span><text:span text:style-name="T13_7">Rose</text:span><text:span text:style-name="T13_8">,<text:s/></text:span><text:span text:style-name="T13_9">died</text:span><text:span text:style-name="T13_10"><text:s/></text:span><text:span text:style-name="T13_11">of</text:span><text:span text:style-name="T13_12"><text:s/></text:span><text:span text:style-name="T13_13">cancer</text:span><text:span text:style-name="T13_14"><text:s/>5<text:s/></text:span><text:span text:style-name="T13_15">years</text:span><text:span text:style-name="T13_16"><text:s/></text:span><text:span text:style-name="T13_17">ago</text:span><text:span text:style-name="T13_18"><text:s/></text:span><text:span text:style-name="T13_19">and</text:span><text:span text:style-name="T13_20"><text:s/></text:span><text:span text:style-name="T13_21">since</text:span><text:span text:style-name="T13_22"><text:s/></text:span><text:span text:style-name="T13_23">then</text:span><text:span text:style-name="T13_24"><text:s/></text:span><text:span text:style-name="T13_25">he</text:span><text:span text:style-name="T13_26">’</text:span><text:span text:style-name="T13_27">s</text:span><text:span text:style-name="T13_28"><text:s/></text:span><text:span text:style-name="T13_29">suffered</text:span><text:span text:style-name="T13_30"><text:s/></text:span><text:span text:style-name="T13_31">from</text:span><text:span text:style-name="T13_32"><text:s/></text:span><text:span text:style-name="T13_33">bouts</text:span><text:span text:style-name="T13_34"><text:s/></text:span><text:span text:style-name="T13_35">of</text:span><text:span text:style-name="T13_36"><text:s/></text:span><text:span text:style-name="T13_37">depression</text:span><text:span text:style-name="T13_38">,<text:s/></text:span><text:span text:style-name="T13_39">finding</text:span><text:span text:style-name="T13_40"><text:s/></text:span><text:span text:style-name="T13_41">it</text:span><text:span text:style-name="T13_42"><text:s/></text:span><text:span text:style-name="T13_43">difficult</text:span><text:span text:style-name="T13_44"><text:s/></text:span><text:span text:style-name="T13_45">to</text:span><text:span text:style-name="T13_46"><text:s/></text:span><text:span text:style-name="T13_47">reach</text:span><text:span text:style-name="T13_48"><text:s/></text:span><text:span text:style-name="T13_49">out</text:span><text:span text:style-name="T13_50"><text:s/></text:span><text:span text:style-name="T13_51">to</text:span><text:span text:style-name="T13_52"><text:s/></text:span><text:span text:style-name="T13_53">get</text:span><text:span text:style-name="T13_54"><text:s/></text:span><text:span text:style-name="T13_55">help</text:span><text:span text:style-name="T13_56"><text:s/></text:span><text:span text:style-name="T13_57">and</text:span><text:span text:style-name="T13_58"><text:s/></text:span><text:span text:style-name="T13_59">support</text:span><text:span text:style-name="T13_60"><text:s/></text:span><text:span text:style-name="T13_61">from</text:span><text:span text:style-name="T13_62"><text:s/></text:span><text:span text:style-name="T13_63">others</text:span><text:span text:style-name="T13_64">.<text:s/></text:span></text:p>
      <text:p text:style-name="P14"/>
      <text:p text:style-name="P15"><text:span text:style-name="T15_1">Rose</text:span><text:span text:style-name="T15_2"><text:s/></text:span><text:span text:style-name="T15_3">used</text:span><text:span text:style-name="T15_4"><text:s/></text:span><text:span text:style-name="T15_5">to</text:span><text:span text:style-name="T15_6"><text:s/></text:span><text:span text:style-name="T15_7">take</text:span><text:span text:style-name="T15_8"><text:s/></text:span><text:span text:style-name="T15_9">care</text:span><text:span text:style-name="T15_10"><text:s/></text:span><text:span text:style-name="T15_11">of</text:span><text:span text:style-name="T15_12"><text:s/></text:span><text:span text:style-name="T15_13">the</text:span><text:span text:style-name="T15_14"><text:s/></text:span><text:span text:style-name="T15_15">paperwork</text:span><text:span text:style-name="T15_16">,<text:s/></text:span><text:span text:style-name="T15_17">using</text:span><text:span text:style-name="T15_18"><text:s/></text:span><text:span text:style-name="T15_19">the</text:span><text:span text:style-name="T15_20"><text:s/></text:span><text:span text:style-name="T15_21">old</text:span><text:span text:style-name="T15_22"><text:s/></text:span><text:span text:style-name="T15_23">desktop</text:span><text:span text:style-name="T15_24"><text:s/></text:span><text:span text:style-name="T15_25">computer</text:span><text:span text:style-name="T15_26">,<text:s/></text:span><text:span text:style-name="T15_27">while</text:span><text:span text:style-name="T15_28"><text:s/></text:span><text:span text:style-name="T15_29">Greg</text:span><text:span text:style-name="T15_30"><text:s/></text:span><text:span text:style-name="T15_31">took</text:span><text:span text:style-name="T15_32"><text:s/></text:span><text:span text:style-name="T15_33">care</text:span><text:span text:style-name="T15_34"><text:s/></text:span><text:span text:style-name="T15_35">of</text:span><text:span text:style-name="T15_36"><text:s/></text:span><text:span text:style-name="T15_37">the</text:span><text:span text:style-name="T15_38"><text:s/></text:span><text:span text:style-name="T15_39">farm</text:span><text:span text:style-name="T15_40">.<text:s/></text:span><text:span text:style-name="T15_41">When</text:span><text:span text:style-name="T15_42"><text:s/></text:span><text:span text:style-name="T15_43">she</text:span><text:span text:style-name="T15_44"><text:s/></text:span><text:span text:style-name="T15_45">became</text:span><text:span text:style-name="T15_46"><text:s/></text:span><text:span text:style-name="T15_47">too</text:span><text:span text:style-name="T15_48"><text:s/></text:span><text:span text:style-name="T15_49">ill</text:span><text:span text:style-name="T15_50"><text:s/></text:span><text:span text:style-name="T15_51">to</text:span><text:span text:style-name="T15_52"><text:s/></text:span><text:span text:style-name="T15_53">use</text:span><text:span text:style-name="T15_54"><text:s/></text:span><text:span text:style-name="T15_55">the</text:span><text:span text:style-name="T15_56"><text:s/></text:span><text:span text:style-name="T15_57">computer</text:span><text:span text:style-name="T15_58">,<text:s/></text:span><text:span text:style-name="T15_59">Greg</text:span><text:span text:style-name="T15_60"><text:s/></text:span><text:span text:style-name="T15_61">got</text:span><text:span text:style-name="T15_62"><text:s/></text:span><text:span text:style-name="T15_63">rid</text:span><text:span text:style-name="T15_64"><text:s/></text:span><text:span text:style-name="T15_65">of</text:span><text:span text:style-name="T15_66"><text:s/></text:span><text:span text:style-name="T15_67">it</text:span><text:span text:style-name="T15_68"><text:s/></text:span><text:span text:style-name="T15_69">as</text:span><text:span text:style-name="T15_70"><text:s/></text:span><text:span text:style-name="T15_71">it</text:span><text:span text:style-name="T15_72"><text:s/></text:span><text:span text:style-name="T15_73">reminded</text:span><text:span text:style-name="T15_74"><text:s/></text:span><text:span text:style-name="T15_75">him</text:span><text:span text:style-name="T15_76"><text:s/></text:span><text:span text:style-name="T15_77">too</text:span><text:span text:style-name="T15_78"><text:s/></text:span><text:span text:style-name="T15_79">much</text:span><text:span text:style-name="T15_80"><text:s/></text:span><text:span text:style-name="T15_81">of</text:span><text:span text:style-name="T15_82"><text:s/></text:span><text:span text:style-name="T15_83">her</text:span><text:span text:style-name="T15_84"><text:s/></text:span><text:span text:style-name="T15_85">in</text:span><text:span text:style-name="T15_86"><text:s/></text:span><text:span text:style-name="T15_87">happier</text:span><text:span text:style-name="T15_88">,<text:s/></text:span><text:span text:style-name="T15_89">healthier</text:span><text:span text:style-name="T15_90"><text:s/></text:span><text:span text:style-name="T15_91">times</text:span><text:span text:style-name="T15_92">.</text:span></text:p>
      <text:p text:style-name="P16"/>
      <text:p text:style-name="P17"><text:span text:style-name="T17_1">One</text:span><text:span text:style-name="T17_2"><text:s/></text:span><text:span text:style-name="T17_3">of</text:span><text:span text:style-name="T17_4"><text:s/></text:span><text:span text:style-name="T17_5">Greg</text:span><text:span text:style-name="T17_6">’</text:span><text:span text:style-name="T17_7">s</text:span><text:span text:style-name="T17_8"><text:s/></text:span><text:span text:style-name="T17_9">farm</text:span><text:span text:style-name="T17_10"><text:s/></text:span><text:span text:style-name="T17_11">labourers</text:span><text:span text:style-name="T17_12"><text:s/></text:span><text:span text:style-name="T17_13">told</text:span><text:span text:style-name="T17_14"><text:s/></text:span><text:span text:style-name="T17_15">him</text:span><text:span text:style-name="T17_16"><text:s/></text:span><text:span text:style-name="T17_17">that</text:span><text:span text:style-name="T17_18"><text:s/></text:span><text:span text:style-name="T17_19">computers</text:span><text:span text:style-name="T17_20"><text:s/></text:span><text:span text:style-name="T17_21">and</text:span><text:span text:style-name="T17_22"><text:s/></text:span><text:span text:style-name="T17_23">software</text:span><text:span text:style-name="T17_24"><text:s/></text:span><text:span text:style-name="T17_25">packages</text:span><text:span text:style-name="T17_26"><text:s/></text:span><text:span text:style-name="T17_27">have</text:span><text:span text:style-name="T17_28"><text:s/></text:span><text:span text:style-name="T17_29">become</text:span><text:span text:style-name="T17_30"><text:s/></text:span><text:span text:style-name="T17_31">much</text:span><text:span text:style-name="T17_32"><text:s/></text:span><text:span text:style-name="T17_33">easier</text:span><text:span text:style-name="T17_34"><text:s/></text:span><text:span text:style-name="T17_35">to</text:span><text:span text:style-name="T17_36"><text:s/></text:span><text:span text:style-name="T17_37">use</text:span><text:span text:style-name="T17_38">.<text:s/></text:span><text:span text:style-name="T17_39">He</text:span><text:span text:style-name="T17_40"><text:s/></text:span><text:span text:style-name="T17_41">suggested</text:span><text:span text:style-name="T17_42"><text:s/></text:span><text:span text:style-name="T17_43">that</text:span><text:span text:style-name="T17_44"><text:s/></text:span><text:span text:style-name="T17_45">even</text:span><text:span text:style-name="T17_46"><text:s/></text:span><text:span text:style-name="T17_47">without</text:span><text:span text:style-name="T17_48"><text:s/></text:span><text:span text:style-name="T17_49">the</text:span><text:span text:style-name="T17_50"><text:s/></text:span><text:span text:style-name="T17_51">internet</text:span><text:span text:style-name="T17_52">,<text:s/></text:span><text:span text:style-name="T17_53">doing</text:span><text:span text:style-name="T17_54"><text:s/></text:span><text:span text:style-name="T17_55">his</text:span><text:span text:style-name="T17_56"><text:s/></text:span><text:span text:style-name="T17_57">paperwork</text:span><text:span text:style-name="T17_58"><text:s/></text:span><text:span text:style-name="T17_59">on</text:span><text:span text:style-name="T17_60"><text:s/></text:span><text:span text:style-name="T17_61">the</text:span><text:span text:style-name="T17_62"><text:s/></text:span><text:span text:style-name="T17_63">computer</text:span><text:span text:style-name="T17_64"><text:s/></text:span><text:span text:style-name="T17_65">would</text:span><text:span text:style-name="T17_66"><text:s/></text:span><text:span text:style-name="T17_67">be</text:span><text:span text:style-name="T17_68"><text:s/></text:span><text:span text:style-name="T17_69">much</text:span><text:span text:style-name="T17_70"><text:s/></text:span><text:span text:style-name="T17_71">faster</text:span><text:span text:style-name="T17_72">,<text:s/></text:span><text:span text:style-name="T17_73">so</text:span><text:span text:style-name="T17_74"><text:s/></text:span><text:span text:style-name="T17_75">Greg</text:span><text:span text:style-name="T17_76"><text:s/></text:span><text:span text:style-name="T17_77">should</text:span><text:span text:style-name="T17_78"><text:s/></text:span><text:span text:style-name="T17_79">get</text:span><text:span text:style-name="T17_80"><text:s/></text:span><text:span text:style-name="T17_81">a</text:span><text:span text:style-name="T17_82"><text:s/></text:span><text:span text:style-name="T17_83">laptop</text:span><text:span text:style-name="T17_84">.<text:s/></text:span></text:p>
      <text:p text:style-name="P18"/>
      <text:p text:style-name="P19"><text:span text:style-name="T19_1">Greg</text:span><text:span text:style-name="T19_2"><text:s/></text:span><text:span text:style-name="T19_3">doesn</text:span><text:span text:style-name="T19_4">’</text:span><text:span text:style-name="T19_5">t</text:span><text:span text:style-name="T19_6"><text:s/></text:span><text:span text:style-name="T19_7">want</text:span><text:span text:style-name="T19_8"><text:s/></text:span><text:span text:style-name="T19_9">to</text:span><text:span text:style-name="T19_10"><text:s/></text:span><text:span text:style-name="T19_11">spend</text:span><text:span text:style-name="T19_12"><text:s/></text:span><text:span text:style-name="T19_13">money</text:span><text:span text:style-name="T19_14"><text:s/></text:span><text:span text:style-name="T19_15">on</text:span><text:span text:style-name="T19_16"><text:s/></text:span><text:span text:style-name="T19_17">a</text:span><text:span text:style-name="T19_18"><text:s/></text:span><text:span text:style-name="T19_19">new</text:span><text:span text:style-name="T19_20"><text:s/></text:span><text:span text:style-name="T19_21">computer</text:span><text:span text:style-name="T19_22"><text:s/></text:span><text:span text:style-name="T19_23">that</text:span><text:span text:style-name="T19_24"><text:s/></text:span><text:span text:style-name="T19_25">could</text:span><text:span text:style-name="T19_26"><text:s/></text:span><text:span text:style-name="T19_27">be</text:span><text:span text:style-name="T19_28"><text:s/></text:span><text:span text:style-name="T19_29">spent</text:span><text:span text:style-name="T19_30"><text:s/></text:span><text:span text:style-name="T19_31">on</text:span><text:span text:style-name="T19_32"><text:s/></text:span><text:span text:style-name="T19_33">livestock</text:span><text:span text:style-name="T19_34"><text:s/></text:span><text:span text:style-name="T19_35">or</text:span><text:span text:style-name="T19_36"><text:s/></text:span><text:span text:style-name="T19_37">farm</text:span><text:span text:style-name="T19_38"><text:s/></text:span><text:span text:style-name="T19_39">supplies</text:span><text:span text:style-name="T19_40">.<text:s/></text:span><text:span text:style-name="T19_41">He</text:span><text:span text:style-name="T19_42"><text:s/></text:span><text:span text:style-name="T19_43">knows</text:span><text:span text:style-name="T19_44"><text:s/></text:span><text:span text:style-name="T19_45">he</text:span><text:span text:style-name="T19_46"><text:s/></text:span><text:span text:style-name="T19_47">would</text:span><text:span text:style-name="T19_48"><text:s/></text:span><text:span text:style-name="T19_49">need</text:span><text:span text:style-name="T19_50"><text:s/></text:span><text:span text:style-name="T19_51">more</text:span><text:span text:style-name="T19_52"><text:s/></text:span><text:span text:style-name="T19_53">training</text:span><text:span text:style-name="T19_54"><text:s/></text:span><text:span text:style-name="T19_55">and</text:span><text:span text:style-name="T19_56"><text:s/></text:span><text:span text:style-name="T19_57">doesn</text:span><text:span text:style-name="T19_58">’</text:span><text:span text:style-name="T19_59">t</text:span><text:span text:style-name="T19_60"><text:s/></text:span><text:span text:style-name="T19_61">have</text:span><text:span text:style-name="T19_62"><text:s/></text:span><text:span text:style-name="T19_63">time</text:span><text:span text:style-name="T19_64"><text:s/></text:span><text:span text:style-name="T19_65">to</text:span><text:span text:style-name="T19_66"><text:s/>‘</text:span><text:span text:style-name="T19_67">mess</text:span><text:span text:style-name="T19_68"><text:s/></text:span><text:span text:style-name="T19_69">around</text:span><text:span text:style-name="T19_70">’<text:s/></text:span><text:span text:style-name="T19_71">with</text:span><text:span text:style-name="T19_72"><text:s/></text:span><text:span text:style-name="T19_73">computers</text:span><text:span text:style-name="T19_74">.</text:span></text:p>
      <text:p text:style-name="P20"/>
      <text:p text:style-name="P21"><text:span text:style-name="T21_1">Internet</text:span><text:span text:style-name="T21_2"><text:s/></text:span><text:span text:style-name="T21_3">use</text:span></text:p>
      <text:p text:style-name="P22"><text:span text:style-name="T22_1">When</text:span><text:span text:style-name="T22_2"><text:s/></text:span><text:span text:style-name="T22_3">it</text:span><text:span text:style-name="T22_4"><text:s/></text:span><text:span text:style-name="T22_5">comes</text:span><text:span text:style-name="T22_6"><text:s/></text:span><text:span text:style-name="T22_7">to</text:span><text:span text:style-name="T22_8"><text:s/></text:span><text:span text:style-name="T22_9">the</text:span><text:span text:style-name="T22_10"><text:s/></text:span><text:span text:style-name="T22_11">internet</text:span><text:span text:style-name="T22_12">,<text:s/></text:span><text:span text:style-name="T22_13">Greg</text:span><text:span text:style-name="T22_14">:</text:span></text:p>
      <text:list text:style-name="LS1" xml:id="list0">
        <text:list-item>
          <text:p text:style-name="P23"><text:span text:style-name="T23_1">currently</text:span><text:span text:style-name="T23_2"><text:s/></text:span><text:span text:style-name="T23_3">cannot</text:span><text:span text:style-name="T23_4"><text:s/></text:span><text:span text:style-name="T23_5">access</text:span><text:span text:style-name="T23_6"><text:s/></text:span><text:span text:style-name="T23_7">the</text:span><text:span text:style-name="T23_8"><text:s/></text:span><text:span text:style-name="T23_9">internet</text:span><text:span text:style-name="T23_10"><text:s/></text:span><text:span text:style-name="T23_11">from</text:span><text:span text:style-name="T23_12"><text:s/></text:span><text:span text:style-name="T23_13">his</text:span><text:span text:style-name="T23_14"><text:s/></text:span><text:span text:style-name="T23_15">farm</text:span></text:p>
        </text:list-item>
        <text:list-item>
          <text:p text:style-name="P24"><text:span text:style-name="T24_1">doesn</text:span><text:span text:style-name="T24_2">’</text:span><text:span text:style-name="T24_3">t</text:span><text:span text:style-name="T24_4"><text:s/></text:span><text:span text:style-name="T24_5">own</text:span><text:span text:style-name="T24_6"><text:s/></text:span><text:span text:style-name="T24_7">a</text:span><text:span text:style-name="T24_8"><text:s/></text:span><text:span text:style-name="T24_9">computer</text:span></text:p>
        </text:list-item>
        <text:list-item>
          <text:p text:style-name="P25"><text:span text:style-name="T25_1">has</text:span><text:span text:style-name="T25_2"><text:s/></text:span><text:span text:style-name="T25_3">very</text:span><text:span text:style-name="T25_4"><text:s/></text:span><text:span text:style-name="T25_5">basic</text:span><text:span text:style-name="T25_6"><text:s/></text:span><text:span text:style-name="T25_7">computer</text:span><text:span text:style-name="T25_8"><text:s/></text:span><text:span text:style-name="T25_9">skills</text:span><text:span text:style-name="T25_10"><text:s/></text:span></text:p>
        </text:list-item>
        <text:list-item>
          <text:p text:style-name="P26"><text:span text:style-name="T26_1">prefers</text:span><text:span text:style-name="T26_2"><text:s/></text:span><text:span text:style-name="T26_3">to</text:span><text:span text:style-name="T26_4"><text:s/></text:span><text:span text:style-name="T26_5">have</text:span><text:span text:style-name="T26_6"><text:s/></text:span><text:span text:style-name="T26_7">someone</text:span><text:span text:style-name="T26_8"><text:s/></text:span><text:span text:style-name="T26_9">check</text:span><text:span text:style-name="T26_10"><text:s/></text:span><text:span text:style-name="T26_11">forms</text:span><text:span text:style-name="T26_12"><text:s/>(</text:span><text:span text:style-name="T26_13">eg</text:span><text:span text:style-name="T26_14"><text:s/></text:span><text:span text:style-name="T26_15">from</text:span><text:span text:style-name="T26_16"><text:s/></text:span><text:span text:style-name="T26_17">the</text:span><text:span text:style-name="T26_18"><text:s/></text:span><text:span text:style-name="T26_19">local</text:span><text:span text:style-name="T26_20"><text:s/></text:span><text:span text:style-name="T26_21">Agricultural</text:span><text:span text:style-name="T26_22"><text:s/></text:span><text:span text:style-name="T26_23">Support</text:span><text:span text:style-name="T26_24"><text:s/></text:span><text:span text:style-name="T26_25">Centre</text:span><text:span text:style-name="T26_26"><text:s/></text:span><text:span text:style-name="T26_27">or</text:span><text:span text:style-name="T26_28"><text:s/></text:span><text:span text:style-name="T26_29">Post</text:span><text:span text:style-name="T26_30"><text:s/></text:span><text:span text:style-name="T26_31">Office</text:span><text:span text:style-name="T26_32">)<text:s/></text:span><text:span text:style-name="T26_33">to</text:span><text:span text:style-name="T26_34"><text:s/></text:span><text:span text:style-name="T26_35">ensure</text:span><text:span text:style-name="T26_36"><text:s/></text:span><text:span text:style-name="T26_37">he</text:span><text:span text:style-name="T26_38"><text:s/></text:span><text:span text:style-name="T26_39">has</text:span><text:span text:style-name="T26_40"><text:s/></text:span><text:span text:style-name="T26_41">not</text:span><text:span text:style-name="T26_42"><text:s/></text:span><text:span text:style-name="T26_43">made</text:span><text:span text:style-name="T26_44"><text:s/></text:span><text:span text:style-name="T26_45">mistakes</text:span><text:span text:style-name="T26_46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